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116.3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.º</text:p>
          </table:table-cell>
          <table:table-cell office:value-type="string" calcext:value-type="string">
            <text:p>Activid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ificacion de alguna deformacion fecha de fabricac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ueba Hidrostati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montamiento de la manguer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ificacion de manomet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nroscamiento de valvul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montamiento de valvulo con tubo sif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tirar el agente del interior del cilind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rificacion que no existan alimañas u oxidaci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armar valvula, retiro de manometro, sifon y vastag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rificacion que no exista oxidacion en la valvula, resorte y vastag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erificacion de O.RING del vastago que no presente daño o fisura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erificacion que la valvula no presente daño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mbio de <text:s/>O-RING (si es necesario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rificacion tubo de sifon se encuentre en buenas condicion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erificacio de estado del manometr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rmar la valvul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troduccion de agente limpio Cantidad requerid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roduccion de valvula al cilindr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juste de O-RING de la valvul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locar acople rapido para la alta presion en la posicion de la mangue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ctivar cilindrio que contiene el agente nitroge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esurizar el cilindrio – cantidad requerid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guja de manometro esta en rango moderado (verde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erificar que no existan fugas en manometro y valvula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locar seguro de la valvula y sello de garanti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mbio de manguera (si es necesario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ubricacion de manguera <text:s/>y ubicación de valvul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impiar el cilindrio </text:p>
          </table:table-cell>
        </table:table-row>
        <table:table-row table:style-name="ro1" table:number-rows-repeated="104854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oja2" table:style-name="ta1">
        <table:table-column table:style-name="co3" table:default-cell-style-name="ce1"/>
        <table:table-column table:style-name="co4" table:default-cell-style-name="Default"/>
        <table:table-row table:style-name="ro1">
          <table:table-cell table:style-name="Default" office:value-type="string" calcext:value-type="string">
            <text:p>N.º</text:p>
          </table:table-cell>
          <table:table-cell office:value-type="string" calcext:value-type="string">
            <text:p>Prodcu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vula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por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nguera de cauch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guro de valvul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lo plastic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nij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ng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nometr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-Ring Vastag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astagi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-ring valvul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ort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ubo sif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se del cilindri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rrea plast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1:04:27.062503435</meta:creation-date>
    <dc:date>2017-12-14T12:19:16.281739487</dc:date>
    <meta:editing-duration>PT10M48S</meta:editing-duration>
    <meta:editing-cycles>1</meta:editing-cycles>
    <meta:document-statistic meta:table-count="2" meta:cell-count="90" meta:object-count="0"/>
    <meta:generator>LibreOffice/5.0.6.2$Linux_X86_64 LibreOffice_project/00$Build-2</meta:generator>
  </office:meta>
</office:document-meta>
</file>